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Physical">
      <style:graphic-properties draw:textarea-vertical-align="middle" draw:auto-grow-height="false" fo:min-height="17.149cm" fo:min-width="18.391cm"/>
    </style:style>
    <style:style style:name="gr2" style:family="graphic" style:parent-style-name="Docker_20_Service">
      <style:graphic-properties draw:textarea-vertical-align="middle" draw:auto-grow-height="false" fo:min-height="13.085cm" fo:min-width="17.534cm"/>
    </style:style>
    <style:style style:name="gr3" style:family="graphic" style:parent-style-name="Docker-container">
      <style:graphic-properties draw:textarea-vertical-align="middle" draw:auto-grow-height="false" fo:min-height="1.02cm" fo:min-width="14.131cm"/>
    </style:style>
    <style:style style:name="gr4" style:family="graphic" style:parent-style-name="standard">
      <style:graphic-properties draw:stroke="none" svg:stroke-color="#000000" draw:fill="none" draw:fill-color="#ffffff" fo:min-height="0.7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3.126cm"/>
    </style:style>
    <style:style style:name="gr7" style:family="graphic" style:parent-style-name="Docker-container">
      <style:graphic-properties draw:textarea-vertical-align="middle" draw:auto-grow-height="false" fo:min-height="1.02cm" fo:min-width="1.68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1.27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3.939cm"/>
    </style:style>
    <style:style style:name="gr12" style:family="graphic" style:parent-style-name="headline">
      <style:graphic-properties fo:min-height="1.585cm"/>
    </style:style>
    <style:style style:name="gr13" style:family="graphic" style:parent-style-name="standard">
      <style:graphic-properties draw:textarea-vertical-align="middle" draw:auto-grow-height="false" fo:min-height="0.648cm" fo:min-width="0.398cm"/>
    </style:style>
    <style:style style:name="gr14" style:family="graphic" style:parent-style-name="Docker-container">
      <style:graphic-properties draw:textarea-vertical-align="middle" draw:auto-grow-height="false" fo:min-height="1.02cm" fo:min-width="1.40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3.355cm"/>
    </style:style>
    <style:style style:name="gr16" style:family="graphic" style:parent-style-name="Volume">
      <style:graphic-properties draw:textarea-vertical-align="middle" draw:auto-grow-height="false" fo:min-height="0.385cm" fo:min-width="3.945cm"/>
    </style:style>
    <style:style style:name="gr17" style:family="graphic" style:parent-style-name="Volume">
      <style:graphic-properties draw:textarea-vertical-align="middle" draw:auto-grow-height="false" fo:min-height="0.385cm" fo:min-width="1.659cm"/>
    </style:style>
    <style:style style:name="gr18" style:family="graphic" style:parent-style-name="Volume">
      <style:graphic-properties draw:textarea-vertical-align="middle" draw:auto-grow-height="false" fo:min-height="1.02cm" fo:min-width="1.659cm"/>
    </style:style>
    <style:style style:name="gr19" style:family="graphic" style:parent-style-name="Docker-container">
      <style:graphic-properties draw:textarea-horizontal-align="justify" draw:textarea-vertical-align="middle" draw:auto-grow-height="false" fo:min-height="0.893cm" fo:min-width="3.183cm"/>
    </style:style>
    <style:style style:name="gr20" style:family="graphic" style:parent-style-name="Volume">
      <style:graphic-properties draw:textarea-vertical-align="middle" draw:auto-grow-height="false" fo:min-height="0.893cm" fo:min-width="3.183cm"/>
    </style:style>
    <style:style style:name="gr21" style:family="graphic" style:parent-style-name="Physical">
      <style:graphic-properties draw:textarea-vertical-align="middle" draw:auto-grow-height="false" fo:min-height="0.893cm" fo:min-width="3.05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3.346cm"/>
    </style:style>
    <style:style style:name="gr23" style:family="graphic" style:parent-style-name="Volume">
      <style:graphic-properties draw:textarea-vertical-align="middle" draw:auto-grow-height="false" fo:min-height="0.385cm" fo:min-width="1.405cm"/>
    </style:style>
    <style:style style:name="gr24" style:family="graphic" style:parent-style-name="Docker-container">
      <style:graphic-properties draw:stroke="none" svg:stroke-color="#000000" draw:fill="none" draw:fill-color="#ffffff" fo:min-height="0.847cm"/>
    </style:style>
    <style:style style:name="gr25" style:family="graphic" style:parent-style-name="Docker_20_Service">
      <style:graphic-properties draw:textarea-vertical-align="middle" draw:auto-grow-height="false" fo:min-height="0.893cm" fo:min-width="3.183cm"/>
    </style:style>
    <style:style style:name="gr26" style:family="graphic" style:parent-style-name="Docker-container">
      <style:graphic-properties draw:textarea-vertical-align="middle" draw:auto-grow-height="false" fo:min-height="1.02cm" fo:min-width="2.015cm"/>
    </style:style>
    <style:style style:name="gr27" style:family="graphic" style:parent-style-name="Volume">
      <style:graphic-properties draw:textarea-vertical-align="middle" draw:auto-grow-height="false" fo:min-height="0.385cm" fo:min-width="2.02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4.87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5.641cm"/>
    </style:style>
    <style:style style:name="gr31" style:family="graphic" style:parent-style-name="Docker-container">
      <style:graphic-properties draw:stroke="none" svg:stroke-color="#000000" draw:fill="none" draw:fill-color="#ffffff" draw:textarea-horizontal-align="left" draw:auto-grow-height="true" draw:auto-grow-width="true" fo:min-height="0.847cm" fo:min-width="12.423cm"/>
    </style:style>
    <style:style style:name="gr32" style:family="graphic" style:parent-style-name="Docker-container">
      <style:graphic-properties draw:marker-start="Circle" draw:marker-start-width="0.3cm" draw:marker-end="Arrow" draw:marker-end-width="0.3cm" draw:textarea-vertical-align="middle"/>
    </style:style>
    <style:style style:name="gr33" style:family="graphic" style:parent-style-name="libvirtd">
      <style:graphic-properties draw:textarea-vertical-align="middle" draw:auto-grow-height="false" fo:min-height="2.417cm" fo:min-width="5.85cm"/>
    </style:style>
    <style:style style:name="gr34" style:family="graphic" style:parent-style-name="libvirtd">
      <style:graphic-properties draw:textarea-vertical-align="middle" draw:auto-grow-height="false" fo:min-height="1.02cm" fo:min-width="3.183cm"/>
    </style:style>
    <style:style style:name="gr35" style:family="graphic" style:parent-style-name="standard">
      <style:graphic-properties draw:stroke="none" svg:stroke-color="#000000" draw:fill="none" draw:fill-color="#ffffff" fo:min-height="0.42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891cm" svg:height="17.399cm" svg:x="1.413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034cm" svg:height="13.335cm" svg:x="1.889cm" svg:y="6.33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631cm" svg:height="1.27cm" svg:x="4.784cm" svg:y="7.604cm">
          <text:p text:style-name="P1">traefik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0.001cm" svg:height="1.187cm" svg:x="6.308cm" svg:y="6.461cm">
          <draw:text-box>
            <text:p/>
          </draw:text-box>
        </draw:frame>
        <draw:frame draw:style-name="gr5" draw:text-style-name="P2" draw:layer="layout" svg:width="2.919cm" svg:height="0.844cm" svg:x="7.832cm" svg:y="6.887cm">
          <draw:text-box>
            <text:p>443 / 80</text:p>
          </draw:text-box>
        </draw:frame>
        <draw:frame draw:style-name="gr6" draw:text-style-name="P2" draw:layer="layout" svg:width="3.626cm" svg:height="0.763cm" svg:x="1.889cm" svg:y="6.842cm">
          <draw:text-box>
            <text:p>dedicated-ip:22</text:p>
          </draw:text-box>
        </draw:frame>
        <draw:custom-shape draw:style-name="gr7" draw:text-style-name="P1" draw:layer="layout" svg:width="2.185cm" svg:height="1.27cm" svg:x="4.657cm" svg:y="16.043cm">
          <text:p text:style-name="P1">gerrit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4.911cm" svg:y1="7.604cm" svg:x2="4.937cm" svg:y2="15.859cm">
          <text:p/>
        </draw:line>
        <draw:frame draw:style-name="gr9" draw:text-style-name="P2" draw:layer="layout" svg:width="1.772cm" svg:height="0.763cm" svg:x="3.159cm" svg:y="15.224cm">
          <draw:text-box>
            <text:p>29418</text:p>
          </draw:text-box>
        </draw:frame>
        <draw:line draw:style-name="gr8" draw:text-style-name="P3" draw:layer="layout" svg:x1="5.673cm" svg:y1="8.874cm" svg:x2="5.699cm" svg:y2="15.859cm">
          <text:p/>
        </draw:line>
        <draw:frame draw:style-name="gr10" draw:text-style-name="P2" draw:layer="layout" svg:width="1.01cm" svg:height="0.763cm" svg:x="5.705cm" svg:y="15.185cm">
          <draw:text-box>
            <text:p>80</text:p>
          </draw:text-box>
        </draw:frame>
        <draw:frame draw:style-name="gr11" draw:text-style-name="P2" draw:layer="layout" svg:width="4.439cm" svg:height="0.763cm" draw:transform="rotate (-1.5707963267949) translate (6.22cm 9.134cm)">
          <draw:text-box>
            <text:p>review.haiku-os.org</text:p>
          </draw:text-box>
        </draw:frame>
        <draw:frame draw:style-name="gr12" draw:layer="layout" svg:width="7.493cm" svg:height="1.835cm" svg:x="1.254cm" svg:y="2.721cm">
          <draw:text-box>
            <text:p>maui.haiku-os.org</text:p>
          </draw:text-box>
        </draw:frame>
        <draw:custom-shape draw:style-name="gr13" draw:text-style-name="P1" draw:layer="layout" svg:width="1.27cm" svg:height="1.27cm" svg:x="9.001cm" svg:y="1.25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8" draw:text-style-name="P3" draw:layer="layout" svg:x1="9.636cm" svg:y1="2.524cm" svg:x2="9.636cm" svg:y2="6.969cm">
          <text:p/>
        </draw:line>
        <draw:frame draw:style-name="gr6" draw:text-style-name="P2" draw:layer="layout" svg:width="3.626cm" svg:height="0.763cm" draw:transform="rotate (-1.5707963267949) translate (5.064cm 9.134cm)">
          <draw:text-box>
            <text:p>git.haiku-os.org</text:p>
          </draw:text-box>
        </draw:frame>
        <draw:custom-shape draw:style-name="gr14" draw:text-style-name="P1" draw:layer="layout" svg:width="1.908cm" svg:height="1.27cm" svg:x="7.22cm" svg:y="16.043cm">
          <text:p text:style-name="P1">cgit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7.574cm" svg:y1="8.874cm" svg:x2="7.604cm" svg:y2="15.859cm">
          <text:p/>
        </draw:line>
        <draw:frame draw:style-name="gr15" draw:text-style-name="P2" draw:layer="layout" svg:width="3.855cm" svg:height="0.763cm" draw:transform="rotate (-1.5707963267949) translate (8.265cm 9.134cm)">
          <draw:text-box>
            <text:p>cgit.haiku-os.org</text:p>
          </draw:text-box>
        </draw:frame>
        <draw:custom-shape draw:style-name="gr16" draw:text-style-name="P1" draw:layer="layout" svg:width="4.445cm" svg:height="0.635cm" svg:x="4.683cm" svg:y="17.948cm">
          <text:p text:style-name="P1">git repo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159cm" svg:height="0.635cm" svg:x="4.683cm" svg:y="18.837cm">
          <text:p text:style-name="P1">gerrit data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159cm" svg:height="1.27cm" svg:x="2.651cm" svg:y="7.604cm">
          <text:p text:style-name="P1">docker<text:line-break/>discovery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683cm" svg:height="1.143cm" svg:x="5.191cm" svg:y="20.488cm">
          <text:p text:style-name="P1">Docker Container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683cm" svg:height="1.143cm" svg:x="8.977cm" svg:y="20.488cm">
          <text:p text:style-name="P1">Docker Named<text:line-break/>Volume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556cm" svg:height="1.143cm" svg:x="1.508cm" svg:y="22.012cm">
          <text:p text:style-name="P1">Physical Server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908cm" svg:height="1.27cm" svg:x="9.52cm" svg:y="16.043cm">
          <text:p text:style-name="P1">trac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01cm" svg:height="0.763cm" svg:x="7.604cm" svg:y="15.185cm">
          <draw:text-box>
            <text:p>80</text:p>
          </draw:text-box>
        </draw:frame>
        <draw:frame draw:style-name="gr10" draw:text-style-name="P2" draw:layer="layout" svg:width="1.01cm" svg:height="0.763cm" svg:x="9.89cm" svg:y="15.185cm">
          <draw:text-box>
            <text:p>80</text:p>
          </draw:text-box>
        </draw:frame>
        <draw:line draw:style-name="gr8" draw:text-style-name="P3" draw:layer="layout" svg:x1="9.874cm" svg:y1="8.874cm" svg:x2="9.89cm" svg:y2="15.859cm">
          <text:p/>
        </draw:line>
        <draw:frame draw:style-name="gr22" draw:text-style-name="P2" draw:layer="layout" svg:width="3.846cm" svg:height="0.763cm" draw:transform="rotate (-1.5707963267949) translate (10.566cm 9.135cm)">
          <draw:text-box>
            <text:p>dev.haiku-os.org</text:p>
          </draw:text-box>
        </draw:frame>
        <draw:custom-shape draw:style-name="gr23" draw:text-style-name="P1" draw:layer="layout" svg:width="1.905cm" svg:height="0.635cm" svg:x="9.509cm" svg:y="18.832cm">
          <text:p text:style-name="P1">trac data</text:p>
          <draw:enhanced-geometry svg:viewBox="0 0 21600 21600" draw:type="rectangle" draw:enhanced-path="M 0 0 L 21600 0 21600 21600 0 21600 0 0 Z N"/>
        </draw:custom-shape>
        <draw:frame draw:style-name="gr24" draw:text-style-name="P2" draw:layer="layout" svg:width="2.794cm" svg:height="1.275cm" svg:x="1.381cm" svg:y="3.459cm">
          <draw:text-box>
            <text:p>selinux<text:line-break/></text:p>
          </draw:text-box>
        </draw:frame>
        <draw:custom-shape draw:style-name="gr25" draw:text-style-name="P1" draw:layer="layout" svg:width="3.683cm" svg:height="1.143cm" svg:x="1.435cm" svg:y="20.488cm">
          <text:p text:style-name="P1">Docker<text:line-break/>(non-root)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15cm" svg:height="1.27cm" svg:x="11.82cm" svg:y="16.043cm">
          <text:p text:style-name="P1">pootle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.526cm" svg:height="0.635cm" svg:x="11.809cm" svg:y="18.832cm">
          <text:p text:style-name="P1">pootle data</text:p>
          <draw:enhanced-geometry svg:viewBox="0 0 21600 21600" draw:type="rectangle" draw:enhanced-path="M 0 0 L 21600 0 21600 21600 0 21600 0 0 Z N"/>
        </draw:custom-shape>
        <draw:frame draw:style-name="gr28" draw:text-style-name="P2" draw:layer="layout" svg:width="5.379cm" svg:height="0.763cm" draw:transform="rotate (-1.5707963267949) translate (12.977cm 9.128cm)">
          <draw:text-box>
            <text:p>i18n.haiku-os.org/pootle</text:p>
          </draw:text-box>
        </draw:frame>
        <draw:line draw:style-name="gr8" draw:text-style-name="P3" draw:layer="layout" svg:x1="12.274cm" svg:y1="8.874cm" svg:x2="12.303cm" svg:y2="15.859cm">
          <text:p/>
        </draw:line>
        <draw:frame draw:style-name="gr29" draw:text-style-name="P2" draw:layer="layout" svg:width="1.01cm" svg:height="0.763cm" svg:x="12.303cm" svg:y="15.185cm">
          <draw:text-box>
            <text:p>80</text:p>
          </draw:text-box>
        </draw:frame>
        <draw:frame draw:style-name="gr30" draw:text-style-name="P2" draw:layer="layout" svg:width="6.141cm" svg:height="0.763cm" draw:transform="rotate (-1.5707963267949) translate (15.578cm 9.129cm)">
          <draw:text-box>
            <text:p>i18n.haiku-os.org/userguide</text:p>
          </draw:text-box>
        </draw:frame>
        <draw:line draw:style-name="gr8" draw:text-style-name="P3" draw:layer="layout" svg:x1="14.888cm" svg:y1="8.874cm" svg:x2="14.917cm" svg:y2="15.859cm">
          <text:p/>
        </draw:line>
        <draw:custom-shape draw:style-name="gr26" draw:text-style-name="P1" draw:layer="layout" svg:width="2.515cm" svg:height="1.27cm" svg:x="14.62cm" svg:y="16.043cm">
          <text:p text:style-name="P1">userguide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.526cm" svg:height="0.635cm" svg:x="14.609cm" svg:y="18.832cm">
          <text:p text:style-name="P1">ug data</text:p>
          <draw:enhanced-geometry svg:viewBox="0 0 21600 21600" draw:type="rectangle" draw:enhanced-path="M 0 0 L 21600 0 21600 21600 0 21600 0 0 Z N"/>
        </draw:custom-shape>
        <draw:frame draw:style-name="gr29" draw:text-style-name="P2" draw:layer="layout" svg:width="1.01cm" svg:height="0.763cm" svg:x="14.903cm" svg:y="15.185cm">
          <draw:text-box>
            <text:p>80</text:p>
          </draw:text-box>
        </draw:frame>
        <draw:frame draw:style-name="gr31" draw:text-style-name="P2" draw:layer="layout" svg:width="12.923cm" svg:height="1.275cm" svg:x="1.254cm" svg:y="25.43cm">
          <draw:text-box>
            <text:p>Infrastructure as code: <text:a xlink:href="https://github.com/haiku/infrastructure/" xlink:type="simple">https://github.com/haiku/infrastructure/</text:a><text:line-break/> <text:s text:c="36"/><text:a xlink:href="https://hub.docker.com/u/haiku/" xlink:type="simple">https://hub.docker.com/u/haiku/</text:a></text:p>
          </draw:text-box>
        </draw:frame>
        <draw:line draw:style-name="gr32" draw:text-style-name="P1" draw:layer="layout" svg:x1="17.129cm" svg:y1="14.716cm" svg:x2="19.034cm" svg:y2="14.716cm">
          <text:p text:style-name="P1"><text:line-break/>etc</text:p>
        </draw:line>
        <draw:custom-shape draw:style-name="gr33" draw:text-style-name="P1" draw:layer="layout" svg:width="6.35cm" svg:height="2.667cm" svg:x="13.446cm" svg:y="3.286cm">
          <text:p text:style-name="P1">Haiku build slaves for internal<text:line-break/>and external use<text:line-break/>(with approval)</text:p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3.683cm" svg:height="1.27cm" svg:x="5.191cm" svg:y="21.955cm">
          <text:p text:style-name="P1">libvirtd</text:p>
          <draw:enhanced-geometry svg:viewBox="0 0 21600 21600" draw:type="rectangle" draw:enhanced-path="M 0 0 L 21600 0 21600 21600 0 21600 0 0 Z N"/>
        </draw:custom-shape>
        <draw:frame draw:style-name="gr35" draw:text-style-name="P2" draw:layer="layout" svg:width="3.556cm" svg:height="0.763cm" svg:x="10.271cm" svg:y="1.596cm">
          <draw:text-box>
            <text:p>“the internet”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cker-container" style:family="graphic" style:parent-style-name="standard">
      <style:graphic-properties draw:fill="solid" draw:fill-color="#7fff00"/>
    </style:style>
    <style:style style:name="Physical" style:family="graphic" style:parent-style-name="standard">
      <style:graphic-properties draw:fill="solid" draw:fill-color="#dddddd"/>
    </style:style>
    <style:style style:name="Volume" style:family="graphic" style:parent-style-name="standard">
      <style:graphic-properties draw:fill="solid" draw:fill-color="#ffff00"/>
    </style:style>
    <style:style style:name="Docker_20_Service" style:display-name="Docker Service" style:family="graphic" style:parent-style-name="standard">
      <style:graphic-properties draw:stroke="dash" draw:stroke-dash="Fine_20_Dashed" draw:fill="solid" draw:fill-color="#eff0f1"/>
    </style:style>
    <style:style style:name="libvirtd" style:family="graphic" style:parent-style-name="standard">
      <style:graphic-properties draw:fill="solid" draw:fill-color="#3daee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7T15:29:18.686008851</meta:creation-date>
    <dc:date>2018-06-16T08:09:29.966349197</dc:date>
    <meta:editing-duration>PT21M39S</meta:editing-duration>
    <meta:editing-cycles>7</meta:editing-cycles>
    <meta:generator>LibreOffice/6.0.4.2$Linux_X86_64 LibreOffice_project/00$Build-2</meta:generator>
    <meta:document-statistic meta:object-count="48"/>
  </office:meta>
</office:document-meta>
</file>